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0.5833in"/>
    </style:style>
    <style:style style:name="Table1.B" style:family="table-column">
      <style:table-column-properties style:column-width="0.6563in"/>
    </style:style>
    <style:style style:name="Table1.C" style:family="table-column">
      <style:table-column-properties style:column-width="2.0104in"/>
    </style:style>
    <style:style style:name="Table1.D" style:family="table-column">
      <style:table-column-properties style:column-width="0.5618in"/>
    </style:style>
    <style:style style:name="Table1.E" style:family="table-column">
      <style:table-column-properties style:column-width="1.6042in"/>
    </style:style>
    <style:style style:name="Table1.F" style:family="table-column">
      <style:table-column-properties style:column-width="1.083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A2" style:family="table-cell">
      <style:table-cell-properties style:vertical-align="" fo:background-color="#c9daf8" fo:padding="0.0694in" fo:border="1pt solid #000000">
        <style:background-image/>
      </style:table-cell-properties>
    </style:style>
    <style:style style:name="Table1.B2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10pt" fo:font-weight="bold" style:font-size-asian="10pt" style:font-weight-asian="bold" style:font-size-complex="10pt"/>
    </style:style>
    <style:style style:name="P4" style:family="paragraph" style:parent-style-name="Title" style:master-page-name="Standard">
      <style:paragraph-properties fo:text-align="center" style:justify-single-word="false" style:page-number="1"/>
      <style:text-properties fo:font-size="18pt" style:font-size-asian="18pt" style:font-size-complex="18pt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/>
    </style:style>
    <style:style style:name="T4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66npm479r9lq"/></text:p>
      <text:p text:style-name="Heading_20_1"><text:bookmark text:name="_dpxfdwc641mz"/>Introduction</text:p>
      <text:p text:style-name="Standard">This is a program designed simply to output the string “Hello World!” to the console.</text:p>
      <text:p text:style-name="Standard"/>
      <text:p text:style-name="Standard">(blue = filled field by author, yellow = pre-filled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"><text:span text:style-name="T1">ID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<text:span text:style-name="T1">Functional Requirement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<text:span text:style-name="T1">Value</text:span></text:p>
          </table:table-cell>
          <table:table-cell table:style-name="Table1.A1" office:value-type="string">
            <text:p text:style-name="P1"><text:span text:style-name="T1">Stakeholder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2">FID001</text:span></text:p>
          </table:table-cell>
          <table:table-cell table:style-name="Table1.B2" office:value-type="string">
            <text:p text:style-name="P1"><text:span text:style-name="T3">I want to</text:span></text:p>
          </table:table-cell>
          <table:table-cell table:style-name="Table1.A2" office:value-type="string">
            <text:p text:style-name="P2"><text:span text:style-name="T2">print the string “Hello World!” to the program console</text:span></text:p>
          </table:table-cell>
          <table:table-cell table:style-name="Table1.B2" office:value-type="string">
            <text:p text:style-name="P1"><text:span text:style-name="T3">so that</text:span></text:p>
          </table:table-cell>
          <table:table-cell table:style-name="Table1.A2" office:value-type="string">
            <text:p text:style-name="P2"><text:span text:style-name="T2">the student developer can get an A</text:span></text:p>
          </table:table-cell>
          <table:table-cell table:style-name="Table1.A2" office:value-type="string">
            <text:p text:style-name="P2"><text:span text:style-name="T2">instructor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2">FID002</text:span></text:p>
          </table:table-cell>
          <table:table-cell table:style-name="Table1.B2" office:value-type="string">
            <text:p text:style-name="P1"><text:span text:style-name="T3">I want to</text:span></text:p>
          </table:table-cell>
          <table:table-cell table:style-name="Table1.A2" office:value-type="string">
            <text:p text:style-name="P2"><text:span text:style-name="T2">prevent the program from closing automatically</text:span></text:p>
          </table:table-cell>
          <table:table-cell table:style-name="Table1.B2" office:value-type="string">
            <text:p text:style-name="P1"><text:span text:style-name="T3">so that</text:span></text:p>
          </table:table-cell>
          <table:table-cell table:style-name="Table1.A2" office:value-type="string">
            <text:p text:style-name="P2"><text:span text:style-name="T2">the instructor can see the “Hello World!” string in the console</text:span></text:p>
          </table:table-cell>
          <table:table-cell table:style-name="Table1.A2" office:value-type="string">
            <text:p text:style-name="P2"><text:span text:style-name="T2">student</text:span></text:p>
          </table:table-cell>
        </table:table-row>
      </table:table>
      <text:p text:style-name="Standard"/>
      <text:p text:style-name="Standard"/>
      <text:p text:style-name="Heading_20_1"><text:bookmark text:name="_f0ktl2pmi2ep"/>Analysis</text:p>
      <text:p text:style-name="Standard">This program was primarily put together as a result of following an Eclipse IDE tutorial, and as such has little design influence from this developer. It does, however, fulfill its requirements and function exactly as intended.</text:p>
      <text:p text:style-name="Standard"/>
      <text:p text:style-name="Heading_20_1"><text:bookmark text:name="_1fa8o38rov1h"/>Conclusion</text:p>
      <text:p text:style-name="Standard">Upon running this program, the result will be an output of “Hello World!” to the screen every time. Everything requirement of the program is therefore met. I am glad to have learned to navigate the Eclipse IDE while writing this program, and had fun doing so. I look forward to projects that I will be able to craft from the ground up. The repository for this program can be found at: <text:a xlink:type="simple" xlink:href="https://github.com/cellson7170/ce_wk1_LearningRepositoriesAndEclipse" text:style-name="ListLabel_20_1" text:visited-style-name="ListLabel_20_1"><text:span text:style-name="T4">https://github.com/cellson7170/ce_wk1_LearningRepositoriesAndEclipse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keep-together="always" fo:keep-with-next="always"/>
      <style:text-properties fo:font-size="12pt" fo:font-weight="bold" style:font-size-asian="12pt" style:font-weight-asian="bold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Hello World <text:s text:c="11"/><text:tab/><text:tab/><text:tab/><text:tab/> <text:s text:c="60"/>Ellson <text:s text:c="3"/>Pg 1</text:p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24" meta:word-count="192" meta:character-count="1247" meta:non-whitespace-character-count="1000"/>
    <meta:generator>LibreOfficeDev/6.0.5.2$Linux_X86_64 LibreOffice_project/</meta:generator>
  </office:meta>
</office:document-meta>
</file>